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dfaf3" draw:textarea-horizontal-align="justify" draw:textarea-vertical-align="middle" draw:auto-grow-height="false" fo:min-height="14.53cm" fo:min-width="14.422cm"/>
    </style:style>
    <style:style style:name="gr2" style:family="graphic" style:parent-style-name="objectwithoutfill">
      <style:graphic-properties draw:stroke="solid" svg:stroke-width="1.834cm" svg:stroke-color="#e8985e" draw:marker-start="" draw:marker-start-width="2.938cm" draw:marker-end-width="2.938cm" svg:stroke-opacity="90%" draw:fill="none" draw:textarea-vertical-align="middle" fo:padding-top="1.029cm" fo:padding-bottom="1.029cm" fo:padding-left="1.154cm" fo:padding-right="1.154cm"/>
    </style:style>
    <style:style style:name="gr3" style:family="graphic" style:parent-style-name="objectwithoutfill">
      <style:graphic-properties draw:stroke="solid" svg:stroke-width="1.834cm" svg:stroke-color="#e8985e" draw:marker-start-width="2.938cm" draw:marker-end-width="2.938cm" draw:fill="none" draw:textarea-vertical-align="middle" fo:padding-top="1.029cm" fo:padding-bottom="1.029cm" fo:padding-left="1.154cm" fo:padding-right="1.154cm"/>
    </style:style>
    <style:style style:name="gr4" style:family="graphic" style:parent-style-name="standard">
      <style:graphic-properties draw:stroke="none" draw:fill-color="#2d1b11" draw:textarea-horizontal-align="justify" draw:textarea-vertical-align="middle" draw:auto-grow-height="false" fo:min-height="4.7cm" fo:min-width="4.45cm"/>
    </style:style>
    <style:style style:name="P1" style:family="paragraph">
      <loext:graphic-properties draw:fill-color="#fdfaf3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2d1b1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1.1cm" svg:height="20.9cm" svg:x="-0.1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cm" svg:y1="15.1cm" svg:x2="20cm" svg:y2="15.1cm">
          <text:p/>
        </draw:line>
        <draw:line draw:style-name="gr3" draw:text-style-name="P2" draw:layer="layout" svg:x1="1cm" svg:y1="6.9cm" svg:x2="20cm" svg:y2="6.8cm">
          <text:p/>
        </draw:line>
        <draw:custom-shape draw:style-name="gr4" draw:text-style-name="P3" draw:layer="layout" svg:width="7cm" svg:height="7cm" svg:x="4.3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7cm" svg:height="7cm" svg:x="12.5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7cm" svg:height="7cm" svg:x="1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0T20:19:37.018585716</meta:creation-date>
    <dc:date>2019-08-18T11:53:04.705709615</dc:date>
    <meta:editing-duration>PT24M22S</meta:editing-duration>
    <meta:editing-cycles>16</meta:editing-cycles>
    <meta:generator>LibreOffice/6.0.7.3$Linux_X86_64 LibreOffice_project/00m0$Build-3</meta:generator>
    <meta:document-statistic meta:object-count="6"/>
  </office:meta>
</office:document-meta>
</file>